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sdl1Message.setMessageName( String mess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getMess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AbstractWsdl1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addPart( T p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getPa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sdl1Mess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